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ea" svg:font-family="+mn-ea"/>
    <style:font-face style:name="+mn-lt1" svg:font-family="+mn-lt"/>
    <style:font-face style:name="Calibri2" svg:font-family="Calibri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.808cm" fo:min-width="2.5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.808cm" fo:min-width="2.71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8.218cm" fo:min-width="2.46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.597cm" fo:min-width="2.71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6.096cm" fo:min-width="2.675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4.069cm" fo:min-width="6.867cm" fo:wrap-option="no-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069cm" fo:min-width="9.153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3.561cm" fo:min-width="2.463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42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4.069cm" fo:min-width="8.899cm" fo:wrap-option="no-wrap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10.486cm"/>
    </style:style>
    <style:style style:name="gr1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38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stroke-linejoin="round" draw:fill="none" draw:textarea-vertical-align="bottom" draw:auto-grow-height="false" draw:fit-to-size="false" style:shrink-to-fit="false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draw:fill="none" fo:min-height="1.118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3.069cm" fo:min-width="3.5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3.069cm" fo:min-width="3.63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3.069cm" fo:min-width="17.28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draw:fill="none" fo:min-height="0.994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3.069cm" fo:min-width="19.82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4.69cm" fo:min-width="7.968cm" fo:wrap-option="no-wrap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min-height="1.186cm" fo:min-width="23.918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3.069cm" fo:min-width="1.58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min-height="0cm" fo:min-width="0.87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4a7ebb" draw:marker-start-width="0.315cm" draw:marker-start-center="false" draw:marker-end="msArrowOpenEnd_20_5" draw:marker-end-width="0.315cm" draw:marker-end-center="false" draw:fill="none" draw:textarea-vertical-align="top" draw:auto-grow-height="false" fo:min-height="1.61cm" fo:min-width="2.421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5.72cm" fo:min-width="1.44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-width="0.315cm" draw:marker-end-center="false" draw:fill="none" draw:textarea-vertical-align="top" draw:auto-grow-height="false" fo:min-height="0cm" fo:min-width="2.167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3.306cm" fo:min-width="4.326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0cm" fo:min-width="6.18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617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.878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3.222cm" fo:min-width="1.78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fill="none" fo:min-height="2.481cm"/>
      <style:paragraph-properties style:writing-mode="lr-tb"/>
    </style:style>
    <style:style style:name="gr47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575cm" fo:padding-top="0.125cm" fo:padding-bottom="0.125cm" fo:padding-left="0.25cm" fo:padding-right="0.25cm" fo:wrap-option="wrap"/>
    </style:style>
    <style:style style:name="gr48" style:family="graphic" style:parent-style-name="objectwithoutfill">
      <style:graphic-properties draw:marker-end="Line_20_Arrow" draw:fill="none" draw:textarea-vertical-align="middle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51" style:family="graphic" style:parent-style-name="standard">
      <style:graphic-properties draw:stroke="none" svg:stroke-width="0.026cm" draw:stroke-linejoin="round" draw:fill="none" draw:textarea-vertical-align="bottom" draw:auto-grow-height="false" draw:fit-to-size="false" style:shrink-to-fit="false" fo:min-height="1.001cm" fo:min-width="7.746cm" fo:padding-top="0.13cm" fo:padding-bottom="0.13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275cm" fo:min-width="12.2cm" fo:padding-top="0.125cm" fo:padding-bottom="0.125cm" fo:padding-left="0.25cm" fo:padding-right="0.25cm" fo:wrap-option="no-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3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line-height="100%" fo:text-align="justify" style:writing-mode="lr-tb"/>
    </style:style>
    <style:style style:name="P8" style:family="paragraph">
      <style:paragraph-properties fo:text-align="justify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2" style:family="paragraph">
      <style:paragraph-properties fo:text-align="start" style:writing-mode="lr-tb"/>
      <style:text-properties fo:font-size="18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style:paragraph-properties fo:text-align="justify"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style:line-height-at-least="1.116cm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006699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fo:font-variant="normal" fo:text-transform="none" fo:color="#376092" loext:opacity="100%" style:text-line-through-style="none" style:text-line-through-type="none" style:text-position="0% 100%" style:font-name="Calibri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b050" loext:opacity="100%" style:text-line-through-style="none" style:text-line-through-type="none" style:text-position="0% 100%" style:font-name="Calibri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7030a0" loext:opacity="100%" style:text-line-through-style="none" style:text-line-through-type="none" style:text-position="0% 100%" style:font-name="Calibri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High Level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5" draw:layer="layout" svg:width="3.004cm" svg:height="1.057cm" svg:x="1.016cm" svg:y="4.445cm">
          <text:p text:style-name="P3"><text:span text:style-name="T2">RTB </text:span></text:p>
          <text:p text:style-name="P3"><text:span text:style-name="T2">Exchange 1</text:span></text:p>
          <text:p text:style-name="P4"><text:span text:style-name="T3"><text:s/></text:span></text:p>
          <text:p text:style-name="P4"><text:span text:style-name="T3"/></text:p>
          <draw:enhanced-geometry draw:mirror-horizontal="false" draw:mirror-vertical="false" svg:viewBox="0 0 2328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" draw:text-style-name="P5" draw:layer="layout" svg:width="3.216cm" svg:height="1.057cm" svg:x="1.016cm" svg:y="5.715cm">
          <text:p text:style-name="P3"><text:span text:style-name="T2">RTB </text:span></text:p>
          <text:p text:style-name="P3"><text:span text:style-name="T2">Exchange 2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4" draw:text-style-name="P6" draw:layer="layout" svg:width="0.846cm" svg:height="0.007cm" svg:x="4.233cm" svg:y="6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4" draw:text-style-name="P6" draw:layer="layout" svg:width="1.057cm" svg:height="0.007cm" svg:x="4.02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358cm" svg:height="1.098cm" svg:x="6.35cm" svg:y="7.236cm">
          <text:p text:style-name="P3"><text:span text:style-name="T4">RTB</text:span></text:p>
          <draw:enhanced-geometry draw:mirror-horizontal="false" draw:mirror-vertical="false" svg:viewBox="0 0 235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3.44cm 8.685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5" draw:layer="layout" svg:width="2.962cm" svg:height="8.467cm" svg:x="6.138cm" svg:y="4.233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" draw:text-style-name="P5" draw:layer="layout" svg:width="3.216cm" svg:height="1.057cm" svg:x="1.016cm" svg:y="7.197cm">
          <text:p text:style-name="P3"><text:span text:style-name="T2">RTB</text:span></text:p>
          <text:p text:style-name="P3"><text:span text:style-name="T2">Exchange 3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8" draw:text-style-name="P5" draw:layer="layout" svg:width="3.216cm" svg:height="0.846cm" svg:x="1.016cm" svg:y="10.16cm">
          <text:p text:style-name="P3"><text:span text:style-name="T2">Exchange n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4" draw:text-style-name="P6" draw:layer="layout" svg:width="0.878cm" svg:height="0.007cm" svg:x="4.233cm" svg:y="7.6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4" draw:text-style-name="P6" draw:layer="layout" svg:width="0.846cm" svg:height="0.001cm" svg:x="4.23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9" draw:style-name="gr9" draw:text-style-name="P5" draw:layer="layout" svg:width="3.174cm" svg:height="7.535cm" svg:x="14.986cm" svg:y="3.302cm">
          <text:p text:style-name="P3"><text:span text:style-name="T6">H</text:span></text:p>
          <text:p text:style-name="P3"><text:span text:style-name="T6">A</text:span></text:p>
          <text:p text:style-name="P3"><text:span text:style-name="T6">Z</text:span></text:p>
          <text:p text:style-name="P3"><text:span text:style-name="T6">E</text:span></text:p>
          <text:p text:style-name="P3"><text:span text:style-name="T6">L</text:span></text:p>
          <text:p text:style-name="P3"><text:span text:style-name="T6">C</text:span></text:p>
          <text:p text:style-name="P3"><text:span text:style-name="T6">A</text:span></text:p>
          <text:p text:style-name="P3"><text:span text:style-name="T6">S</text:span></text:p>
          <text:p text:style-name="P3"><text:span text:style-name="T6">T</text:span></text:p>
          <text:p text:style-name="P4"><text:span text:style-name="T7"/></text:p>
          <draw:enhanced-geometry draw:mirror-horizontal="false" draw:mirror-vertical="false" svg:viewBox="0 0 3175 9313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Straight Arrow Connector 50" draw:style-name="gr10" draw:text-style-name="P6" draw:layer="layout" svg:width="5.926cm" svg:height="0.001cm" svg:x="9.10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4" draw:text-style-name="P6" draw:layer="layout" svg:width="5.926cm" svg:height="0.001cm" svg:x="9.06cm" svg:y="6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5" draw:layer="layout" svg:width="1.329cm" svg:height="0.716cm" svg:x="11.371cm" svg:y="5.334cm">
          <text:p text:style-name="P3"><text:span text:style-name="T8">Bids</text:span></text:p>
          <draw:enhanced-geometry draw:mirror-horizontal="false" draw:mirror-vertical="false" svg:viewBox="0 0 144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5cm" svg:height="0.716cm" svg:x="10.933cm" svg:y="6.35cm">
          <text:p text:style-name="P3"><text:span text:style-name="T8">Wins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11" draw:text-style-name="P6" draw:layer="layout" svg:x1="5.112cm" svg:y1="4.982cm" svg:x2="5.08cm" svg:y2="10.583cm">
          <text:p/>
        </draw:line>
        <draw:custom-shape draw:name="Straight Arrow Connector 50" draw:style-name="gr10" draw:text-style-name="P6" draw:layer="layout" svg:width="1.057cm" svg:height="0.001cm" svg:x="5.0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2" draw:text-style-name="P7" draw:layer="layout" svg:width="7.366cm" svg:height="4.318cm" svg:x="17.78cm" svg:y="0.254cm">
          <text:p text:style-name="P7">Hazelcast provides Java </text:p>
          <text:p text:style-name="P7">Collections interface</text:p>
          <text:p text:style-name="P7">to distributed objects.</text:p>
          <draw:enhanced-geometry svg:viewBox="0 0 21600 21600" draw:glue-points="10800 0 0 10800 10800 21600 21600 10800 ?f40 ?f41" draw:text-areas="0 0 21600 21600" draw:type="rectangular-callout" draw:modifiers="-3242.78539432605 20674.78583005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8" draw:layer="layout" svg:width="9.652cm" svg:height="4.318cm" svg:x="0.508cm" svg:y="14.478cm">
          <text:p text:style-name="P8">RTB4FREE Server is the </text:p>
          <text:p text:style-name="P8">HTTP interface for handling bid</text:p>
          <text:p text:style-name="P8">requests, bid responses, win, </text:p>
          <text:p text:style-name="P8">click and conversion notifications</text:p>
          <draw:enhanced-geometry svg:viewBox="0 0 21600 21600" draw:glue-points="10800 0 0 10800 10800 21600 21600 10800 ?f40 ?f41" draw:text-areas="0 0 21600 21600" draw:type="rectangular-callout" draw:modifiers="17039.6767844194 -8887.057189164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67" draw:style-name="gr14" draw:text-style-name="P5" draw:layer="layout" svg:width="2.962cm" svg:height="3.81cm" svg:x="14.986cm" svg:y="9.906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5" draw:layer="layout" svg:width="2.666cm" svg:height="0.758cm" svg:x="14.986cm" svg:y="10.16cm">
          <text:p text:style-name="P3"><text:span text:style-name="T6">Kafka</text:span></text:p>
          <draw:enhanced-geometry draw:mirror-horizontal="false" draw:mirror-vertical="false" svg:viewBox="0 0 2359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15" draw:text-style-name="P6" draw:layer="layout" svg:width="5.928cm" svg:height="0.001cm" svg:x="9.178cm" svg:y="10.7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5" draw:text-style-name="P5" draw:layer="layout" svg:width="5.08cm" svg:height="1.179cm" svg:x="9.652cm" svg:y="9.539cm">
          <text:p text:style-name="P3"><text:span text:style-name="T8">Requests, Bids, Wins,</text:span></text:p>
          <text:p text:style-name="P3"><text:span text:style-name="T8">Pixels, Clicks 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8" draw:layer="layout" svg:width="9.398cm" svg:height="4.318cm" svg:x="12.446cm" svg:y="14.478cm">
          <text:p text:style-name="P8">KAFKA is used to publish copies</text:p>
          <text:p text:style-name="P8">of bids, requests, clicks, and</text:p>
          <text:p text:style-name="P8">pixel fires to other systems.</text:p>
          <draw:enhanced-geometry svg:viewBox="0 0 21600 21600" draw:glue-points="10800 0 0 10800 10800 21600 21600 10800 ?f40 ?f41" draw:text-areas="0 0 21600 21600" draw:type="rectangular-callout" draw:modifiers="8845.45164379189 -4145.9597128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9" draw:layer="layout" svg:width="13.716cm" svg:height="0.508cm" svg:x="1.27cm" svg:y="13.2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ectangle 46" draw:style-name="gr5" draw:text-style-name="P5" draw:layer="layout" svg:width="9.398cm" svg:height="0.716cm" svg:x="1.016cm" svg:y="12.7cm">
          <text:p text:style-name="P3"><text:span text:style-name="T8">Real-time stats, commands and responses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18" draw:text-style-name="P6" draw:layer="layout" svg:width="5.886cm" svg:height="0.001cm" svg:x="9.1cm" svg:y="5.3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46" draw:style-name="gr6" draw:text-style-name="P5" draw:layer="layout" svg:width="3.598cm" svg:height="0.716cm" svg:x="10.16cm" svg:y="4.618cm">
          <text:p text:style-name="P3"><text:span text:style-name="T8">Campaign Defs.</text:span></text:p>
          <draw:enhanced-geometry draw:mirror-horizontal="false" draw:mirror-vertical="false" svg:viewBox="0 0 3027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  <draw:custom-shape draw:name="Text Box 1" draw:style-name="gr19" draw:text-style-name="P2" draw:layer="layout" svg:width="8.245cm" svg:height="1.26cm" svg:x="10.795cm" svg:y="24.13cm">
            <text:p text:style-name="P12"><text:span text:style-name="T10"><text:page-number>&lt;number&gt;</text:page-number></text:span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20" draw:text-style-name="P13" draw:layer="layout" svg:width="12.699cm" svg:height="9.524cm" svg:x="3.175cm" svg:y="1.905cm">
            <text:p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4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style-name="gr21" draw:text-style-name="P16" draw:layer="layout" svg:width="15.971cm" svg:height="1.368cm" svg:x="1.047cm" svg:y="1.016cm">
          <draw:text-box>
            <text:p text:style-name="P15"><text:span text:style-name="T1">Hazelcast Database Architecture </text:span></text:p>
          </draw:text-box>
        </draw:frame>
        <draw:custom-shape draw:name="Rectangle 67" draw:style-name="gr22" draw:text-style-name="P5" draw:layer="layout" svg:width="4.064cm" svg:height="3.318cm" svg:x="8.382cm" svg:y="3.81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2" draw:text-style-name="P5" draw:layer="layout" svg:width="4.064cm" svg:height="3.318cm" svg:x="3.556cm" svg:y="3.81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3" draw:text-style-name="P5" draw:layer="layout" svg:width="4.138cm" svg:height="3.318cm" svg:x="13.388cm" svg:y="3.79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4" draw:text-style-name="P5" draw:layer="layout" svg:width="17.78cm" svg:height="3.318cm" svg:x="3.81cm" svg:y="9.636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8" draw:layer="layout" svg:width="5.039cm" svg:height="1.244cm" svg:x="7.407cm" svg:y="15.774cm">
          <draw:text-box>
            <text:p text:style-name="P17"><text:span text:style-name="T6">Postgres</text:span></text:p>
          </draw:text-box>
        </draw:frame>
        <draw:frame draw:style-name="gr25" draw:text-style-name="P18" draw:layer="layout" svg:width="5.163cm" svg:height="1.244cm" svg:x="9.398cm" svg:y="10.642cm">
          <draw:text-box>
            <text:p text:style-name="P17"><text:span text:style-name="T6">HAZELCAST</text:span></text:p>
          </draw:text-box>
        </draw:frame>
        <draw:frame draw:style-name="gr25" draw:text-style-name="P18" draw:layer="layout" svg:width="1.861cm" svg:height="1.244cm" svg:x="15.494cm" svg:y="6.096cm">
          <draw:text-box>
            <text:p text:style-name="P17"><text:span text:style-name="T6">map</text:span></text:p>
          </draw:text-box>
        </draw:frame>
        <draw:frame draw:style-name="gr25" draw:text-style-name="P18" draw:layer="layout" svg:width="1.861cm" svg:height="1.244cm" svg:x="10.331cm" svg:y="6.122cm">
          <draw:text-box>
            <text:p text:style-name="P17"><text:span text:style-name="T6">map</text:span></text:p>
          </draw:text-box>
        </draw:frame>
        <draw:frame draw:style-name="gr25" draw:text-style-name="P18" draw:layer="layout" svg:width="1.861cm" svg:height="1.244cm" svg:x="5.251cm" svg:y="6.122cm">
          <draw:text-box>
            <text:p text:style-name="P17"><text:span text:style-name="T6">map</text:span></text:p>
          </draw:text-box>
        </draw:frame>
        <draw:custom-shape draw:style-name="gr26" draw:text-style-name="P9" draw:layer="layout" svg:width="2.032cm" svg:height="1.27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032cm" svg:height="1.27cm" svg:x="9.652cm" svg:y="4.3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032cm" svg:height="1.27cm" svg:x="4.572cm" svg:y="4.318cm">
          <text:p/>
          <draw:enhanced-geometry svg:viewBox="0 0 21600 21600" draw:type="rectangle" draw:enhanced-path="M 0 0 L 21600 0 21600 21600 0 21600 0 0 Z N"/>
        </draw:custom-shape>
        <draw:line draw:style-name="gr27" draw:text-style-name="P19" draw:layer="layout" svg:x1="9.906cm" svg:y1="14.224cm" svg:x2="9.906cm" svg:y2="12.954cm">
          <text:p/>
        </draw:line>
        <draw:line draw:style-name="gr27" draw:text-style-name="P19" draw:layer="layout" svg:x1="5.842cm" svg:y1="9.541cm" svg:x2="5.842cm" svg:y2="6.604cm">
          <text:p/>
        </draw:line>
        <draw:line draw:style-name="gr27" draw:text-style-name="P19" draw:layer="layout" svg:x1="10.922cm" svg:y1="9.652cm" svg:x2="10.922cm" svg:y2="6.604cm">
          <text:p/>
        </draw:line>
        <draw:line draw:style-name="gr27" draw:text-style-name="P19" draw:layer="layout" svg:x1="16.256cm" svg:y1="9.652cm" svg:x2="16.202cm" svg:y2="6.604cm">
          <text:p/>
        </draw:line>
        <draw:line draw:style-name="gr28" draw:text-style-name="P19" draw:layer="layout" svg:x1="6.096cm" svg:y1="6.35cm" svg:x2="6.096cm" svg:y2="5.588cm">
          <text:p/>
        </draw:line>
        <draw:line draw:style-name="gr28" draw:text-style-name="P19" draw:layer="layout" svg:x1="11.176cm" svg:y1="6.35cm" svg:x2="11.176cm" svg:y2="5.588cm">
          <text:p/>
        </draw:line>
        <draw:line draw:style-name="gr28" draw:text-style-name="P19" draw:layer="layout" svg:x1="16.238cm" svg:y1="6.35cm" svg:x2="16.238cm" svg:y2="5.588cm">
          <text:p/>
        </draw:line>
        <draw:frame draw:style-name="gr25" draw:text-style-name="P18" draw:layer="layout" svg:width="3.207cm" svg:height="1.244cm" svg:x="3.143cm" svg:y="5.884cm">
          <draw:text-box>
            <text:p text:style-name="P17"><text:span text:style-name="T6">Bidder 1</text:span></text:p>
          </draw:text-box>
        </draw:frame>
        <draw:frame draw:style-name="gr25" draw:text-style-name="P18" draw:layer="layout" svg:width="3.207cm" svg:height="1.244cm" svg:x="7.969cm" svg:y="5.868cm">
          <draw:text-box>
            <text:p text:style-name="P17"><text:span text:style-name="T6">Bidder 2</text:span></text:p>
          </draw:text-box>
        </draw:frame>
        <draw:frame draw:style-name="gr25" draw:text-style-name="P18" draw:layer="layout" svg:width="3.207cm" svg:height="1.244cm" svg:x="13.208cm" svg:y="5.842cm">
          <draw:text-box>
            <text:p text:style-name="P17"><text:span text:style-name="T6">Bidder n</text:span></text:p>
          </draw:text-box>
        </draw:frame>
        <draw:custom-shape draw:style-name="gr29" draw:text-style-name="P20" draw:layer="layout" svg:width="6.858cm" svg:height="1.27cm" svg:x="17.018cm" svg:y="2.032cm">
          <text:p text:style-name="P20"><text:span text:style-name="T11">Local memory stores</text:span></text:p>
          <text:p text:style-name="P20"><text:span text:style-name="T11">Running campaigns</text:span></text:p>
          <draw:enhanced-geometry svg:viewBox="0 0 21600 21600" draw:text-areas="800 800 20800 20800" draw:type="round-rectangular-callout" draw:modifiers="103.92185449774 38866.4044059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1" draw:layer="layout" svg:width="6.35cm" svg:height="3.556cm" svg:x="17.78cm" svg:y="7.62cm">
          <text:p text:style-name="P21"><text:span text:style-name="T11">Map contains all campaign definitions.</text:span></text:p>
          <text:p text:style-name="P21"><text:span text:style-name="T11">It is a ConcurrentHashMap interface</text:span></text:p>
          <text:p text:style-name="P21"><text:span text:style-name="T11">To an Hazelcast IMap object.</text:span></text:p>
          <draw:enhanced-geometry svg:viewBox="0 0 21600 21600" draw:text-areas="800 800 20800 20800" draw:type="round-rectangular-callout" draw:modifiers="-3710.53377420879 -6886.2524599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2" draw:layer="layout" svg:width="5.08cm" svg:height="1.778cm" svg:x="11.43cm" svg:y="15.24cm">
          <text:p text:style-name="P22">Postgres</text:p>
          <text:p text:style-name="P22">backing the map</text:p>
          <draw:enhanced-geometry svg:viewBox="0 0 21600 21600" draw:type="rectangle" draw:enhanced-path="M 0 0 L 21600 0 21600 21600 0 21600 0 0 Z N"/>
        </draw:custom-shape>
        <draw:custom-shape draw:name="Rectangle 67" draw:style-name="gr31" draw:text-style-name="P5" draw:layer="layout" svg:width="20.32cm" svg:height="3.318cm" svg:x="3.81cm" svg:y="14.208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21" draw:layer="layout" svg:width="9.144cm" svg:height="5.334cm" svg:x="17.272cm" svg:y="12.954cm">
          <text:p text:style-name="P21"><text:span text:style-name="T11">To edit campaigns, u Do it in Hazelcast. All bidders </text:span></text:p>
          <text:p text:style-name="P21"><text:span text:style-name="T11">Immediately Have access. To run a campaign,</text:span></text:p>
          <text:p text:style-name="P21"><text:span text:style-name="T11">Send message to <text:s/>the bidders to have them </text:span></text:p>
          <text:p text:style-name="P21"><text:span text:style-name="T11">load the campaign from the map to the local</text:span></text:p>
          <text:p text:style-name="P21"><text:span text:style-name="T11">memory.</text:span></text:p>
          <draw:enhanced-geometry svg:viewBox="0 0 21600 21600" draw:text-areas="800 800 20800 20800" draw:type="round-rectangular-callout" draw:modifiers="-798.337889557135 -5000.18744142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3" draw:layer="layout" svg:width="13.968cm" svg:height="10.476cm" svg:x="3.81cm" svg:y="2.123cm" draw:page-number="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5-05-16T16:23:46</dc:date>
          <text:p>This is a test</text:p>
          <text:p/>
        </officeooo:annotation>
      </draw:page>
      <draw:page draw:name="page3" draw:style-name="dp1" draw:master-page-name="Blank">
        <office:forms form:automatic-focus="false" form:apply-design-mode="false"/>
        <draw:custom-shape draw:name="Text Box 1" draw:style-name="gr34" draw:text-style-name="P24" draw:layer="layout" svg:width="23.917cm" svg:height="1.185cm" svg:x="0.847cm" svg:y="1.27cm">
          <text:p text:style-name="P1"><text:span text:style-name="T1">RTB4FREE Architecture – Detail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5" draw:layer="layout" svg:width="2.116cm" svg:height="0.758cm" svg:x="1.524cm" svg:y="7.112cm">
          <text:p text:style-name="P3"><text:span text:style-name="T6">ELB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5" draw:text-style-name="P5" draw:layer="layout" svg:width="2.088cm" svg:height="3.318cm" svg:x="1.524cm" svg:y="6.096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6" draw:text-style-name="P6" draw:layer="layout" svg:width="1.372cm" svg:height="0.001cm" svg:x="3.708cm" svg:y="7.5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37" draw:text-style-name="P6" draw:layer="layout" svg:width="2.921cm" svg:height="1.86cm" svg:x="7.112cm" svg:y="5.0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6" draw:text-style-name="P5" draw:layer="layout" svg:width="1.041cm" svg:height="0.716cm" svg:x="0.229cm" svg:y="6.65cm">
          <text:p text:style-name="P3"><text:span text:style-name="T12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8" draw:text-style-name="P5" xml:id="id1" draw:id="id1" draw:layer="layout" svg:width="2.116cm" svg:height="1.139cm" svg:x="14.394cm" svg:y="4.318cm">
          <text:p text:style-name="P3"><text:span text:style-name="T13">Bid or </text:span><text:span text:style-name="T13"><text:line-break/></text:span><text:span text:style-name="T13">No Bid</text:span></text:p>
          <draw:enhanced-geometry draw:mirror-horizontal="false" draw:mirror-vertical="false" svg:viewBox="0 0 211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9" draw:text-style-name="P25" draw:layer="layout" svg:width="1.947cm" svg:height="5.969cm" svg:x="18.627cm" svg:y="3.175cm">
          <text:p text:style-name="P4"><text:span text:style-name="T5"/></text:p>
          <text:p text:style-name="P3"><text:span text:style-name="T6">I</text:span></text:p>
          <text:p text:style-name="P3"><text:span text:style-name="T6">M</text:span></text:p>
          <text:p text:style-name="P3"><text:span text:style-name="T6">A</text:span></text:p>
          <text:p text:style-name="P3"><text:span text:style-name="T6">P</text:span></text:p>
          <text:p text:style-name="P3"><text:span text:style-name="T6">S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40" draw:text-style-name="P6" draw:layer="layout" svg:width="2.667cm" svg:height="0.003cm" svg:x="7.366cm" svg:y="8.3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41" draw:text-style-name="P6" draw:layer="layout" svg:width="4.826cm" svg:height="3.556cm" svg:x="7.366cm" svg:y="9.3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5" draw:layer="layout" svg:width="2.082cm" svg:height="1.179cm" svg:x="7.141cm" svg:y="5.126cm">
          <text:p text:style-name="P3"><text:span text:style-name="T14">Bid</text:span></text:p>
          <text:p text:style-name="P3"><text:span text:style-name="T14">Request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5" draw:layer="layout" svg:width="1.231cm" svg:height="0.716cm" svg:x="8.677cm" svg:y="8.428cm">
          <text:p text:style-name="P3"><text:span text:style-name="T15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5" draw:layer="layout" svg:width="5.482cm" svg:height="0.716cm" svg:x="12.559cm" svg:y="12.238cm">
          <text:p text:style-name="P3"><text:span text:style-name="T16">Request, Bid, Pixel, Clicks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42" draw:text-style-name="P6" draw:layer="layout" svg:width="6.68cm" svg:height="0.114cm" draw:transform="rotate (0.016929693744345) translate (12.115cm 12.94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6" draw:text-style-name="P5" draw:layer="layout" svg:width="1.845cm" svg:height="1.179cm" svg:x="14.478cm" svg:y="9.997cm">
          <text:p text:style-name="P3"><text:span text:style-name="T15">Record</text:span></text:p>
          <text:p text:style-name="P3"><text:span text:style-name="T15"><text:s/></text:span><text:span text:style-name="T15">Win</text:span></text:p>
          <draw:enhanced-geometry draw:mirror-horizontal="false" draw:mirror-vertical="false" svg:viewBox="0 0 2693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5" draw:layer="layout" svg:width="2.874cm" svg:height="0.716cm" svg:x="12.368cm" svg:y="7.412cm">
          <text:p text:style-name="P3"><text:span text:style-name="T15">Bid Retrieve</text:span></text:p>
          <draw:enhanced-geometry draw:mirror-horizontal="false" draw:mirror-vertical="false" svg:viewBox="0 0 287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43" draw:text-style-name="P6" draw:layer="layout" svg:width="2.117cm" svg:height="0.001cm" svg:x="16.51cm" svg:y="4.8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1" draw:style-name="gr44" draw:text-style-name="P6" draw:layer="layout" svg:width="1.378cm" svg:height="0.037cm" svg:x="0.146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5" draw:layer="layout" svg:width="1.472cm" svg:height="1.097cm" svg:x="3.608cm" svg:y="6.604cm">
          <text:p text:style-name="P3"><text:span text:style-name="T2">Port X</text:span></text:p>
          <draw:enhanced-geometry draw:mirror-horizontal="false" draw:mirror-vertical="false" svg:viewBox="0 0 1473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5" draw:text-style-name="P5" draw:layer="layout" svg:width="2.286cm" svg:height="3.471cm" svg:x="5.08cm" svg:y="6.858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6" draw:layer="layout" svg:width="3.302cm" svg:height="2.731cm" svg:x="4.572cm" svg:y="7.138cm">
          <draw:text-box>
            <text:p text:style-name="P17"><text:span text:style-name="T6">J</text:span></text:p>
            <text:p text:style-name="P17"><text:span text:style-name="T6">E</text:span></text:p>
            <text:p text:style-name="P17"><text:span text:style-name="T6">T</text:span></text:p>
            <text:p text:style-name="P17"><text:span text:style-name="T6">T</text:span><text:span text:style-name="T6"><text:line-break/></text:span><text:span text:style-name="T6">Y</text:span></text:p>
          </draw:text-box>
        </draw:frame>
        <draw:custom-shape draw:name="Rectangle 67" draw:style-name="gr45" draw:text-style-name="P5" draw:layer="layout" svg:width="2.286cm" svg:height="3.471cm" svg:x="10.033cm" svg:y="7.535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5" draw:text-style-name="P5" draw:layer="layout" svg:width="2.286cm" svg:height="3.471cm" svg:x="10.033cm" svg:y="4.064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5" draw:layer="layout" svg:width="3.174cm" svg:height="1.095cm" svg:x="9.652cm" svg:y="7.874cm">
          <text:p text:style-name="P3"><text:span text:style-name="T17">Bid</text:span></text:p>
          <text:p text:style-name="P3"><text:span text:style-name="T17">Retrieve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5" draw:layer="layout" svg:width="3.174cm" svg:height="1.095cm" svg:x="9.652cm" svg:y="4.493cm">
          <text:p text:style-name="P3"><text:span text:style-name="T17">Bid</text:span></text:p>
          <text:p text:style-name="P3"><text:span text:style-name="T17">Formation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47" draw:text-style-name="P6" draw:layer="layout" svg:width="2.075cm" svg:height="0.006cm" svg:x="12.319cm" svg:y="4.82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48" draw:text-style-name="P19" draw:layer="layout" svg:x1="7.366cm" svg:y1="7.874cm" svg:x2="9.906cm" svg:y2="7.874cm">
          <text:p/>
        </draw:line>
        <draw:line draw:style-name="gr49" draw:text-style-name="P19" draw:layer="layout" svg:x1="15.494cm" svg:y1="3.81cm" svg:x2="6.858cm" svg:y2="3.81cm">
          <text:p/>
        </draw:line>
        <draw:line draw:style-name="gr50" draw:text-style-name="P19" draw:layer="layout" svg:x1="6.858cm" svg:y1="3.81cm" svg:x2="6.858cm" svg:y2="6.858cm">
          <text:p/>
        </draw:line>
        <draw:line draw:style-name="gr49" draw:text-style-name="P19" draw:layer="layout" svg:x1="15.494cm" svg:y1="4.318cm" svg:x2="15.494cm" svg:y2="3.81cm">
          <text:p/>
        </draw:line>
        <draw:custom-shape draw:name="Rectangle 46" draw:style-name="gr6" draw:text-style-name="P5" draw:layer="layout" svg:width="2.37cm" svg:height="1.179cm" svg:x="6.967cm" svg:y="2.794cm">
          <text:p text:style-name="P3"><text:span text:style-name="T14">Bid</text:span></text:p>
          <text:p text:style-name="P3"><text:span text:style-name="T14">Response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8" draw:text-style-name="P19" draw:layer="layout" svg:x1="18.627cm" svg:y1="8.128cm" svg:x2="12.319cm" svg:y2="8.128cm">
          <text:p/>
        </draw:line>
        <draw:custom-shape draw:name="Rectangle 67" draw:style-name="gr39" draw:text-style-name="P25" xml:id="id2" draw:id="id2" draw:layer="layout" svg:width="1.947cm" svg:height="5.969cm" svg:x="18.796cm" svg:y="10.16cm">
          <text:p text:style-name="P4"><text:span text:style-name="T5"/></text:p>
          <text:p text:style-name="P3"><text:span text:style-name="T6">P</text:span></text:p>
          <text:p text:style-name="P3"><text:span text:style-name="T6">U</text:span></text:p>
          <text:p text:style-name="P3"><text:span text:style-name="T6">B</text:span></text:p>
          <text:p text:style-name="P3"><text:span text:style-name="T6">L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H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9" draw:text-style-name="P25" draw:layer="layout" svg:width="1.947cm" svg:height="5.969cm" svg:x="20.743cm" svg:y="10.16cm">
          <text:p text:style-name="P4"><text:span text:style-name="T5"/></text:p>
          <text:p text:style-name="P3"><text:span text:style-name="T6"/></text:p>
          <text:p text:style-name="P3"><text:span text:style-name="T6"/></text:p>
          <text:p text:style-name="P3"><text:span text:style-name="T6">K</text:span></text:p>
          <text:p text:style-name="P3"><text:span text:style-name="T6">A</text:span></text:p>
          <text:p text:style-name="P3"><text:span text:style-name="T6">F</text:span></text:p>
          <text:p text:style-name="P3"><text:span text:style-name="T6">K</text:span></text:p>
          <text:p text:style-name="P3"><text:span text:style-name="T6">A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9" draw:text-style-name="P25" draw:layer="layout" svg:width="1.947cm" svg:height="5.969cm" svg:x="20.659cm" svg:y="3.175cm">
          <text:p text:style-name="P4"><text:span text:style-name="T5"/></text:p>
          <text:p text:style-name="P3"><text:span text:style-name="T6">H</text:span></text:p>
          <text:p text:style-name="P3"><text:span text:style-name="T6">A</text:span></text:p>
          <text:p text:style-name="P3"><text:span text:style-name="T6">Z</text:span></text:p>
          <text:p text:style-name="P3"><text:span text:style-name="T6">E</text:span></text:p>
          <text:p text:style-name="P3"><text:span text:style-name="T6">L</text:span></text:p>
          <text:p text:style-name="P3"><text:span text:style-name="T6">C</text:span></text:p>
          <text:p text:style-name="P3"><text:span text:style-name="T6">A</text:span></text:p>
          <text:p text:style-name="P3"><text:span text:style-name="T6">S</text:span></text:p>
          <text:p text:style-name="P3"><text:span text:style-name="T6">T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19" draw:layer="layout" draw:line-skew="1.593cm" svg:x1="15.452cm" svg:y1="5.457cm" svg:x2="19.769cm" svg:y2="10.16cm" draw:start-shape="id1" draw:start-glue-point="2" draw:end-shape="id2" svg:d="M15452 5457v3941h4317v762" svg:viewBox="0 0 4318 4704">
          <text:p/>
        </draw:connector>
        <presentation:notes draw:style-name="dp2">
          <draw:frame draw:name="Rectangle 9" presentation:style-name="pr1" draw:text-style-name="P2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  <draw:custom-shape draw:name="Text Box 1" draw:style-name="gr51" draw:text-style-name="P2" draw:layer="layout" svg:width="8.245cm" svg:height="1.26cm" svg:x="10.795cm" svg:y="24.13cm">
            <text:p text:style-name="P12"><text:span text:style-name="T10"><text:page-number>&lt;number&gt;</text:page-number></text:span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52" draw:text-style-name="P13" draw:layer="layout" svg:width="12.699cm" svg:height="9.524cm" svg:x="3.175cm" svg:y="1.905cm">
            <text:p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4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ea" svg:font-family="+mn-ea"/>
    <style:font-face style:name="+mn-lt1" svg:font-family="+mn-lt"/>
    <style:font-face style:name="Calibri2" svg:font-family="Calibri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0-12-08">12/8/20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What is Jacamars (JRTB)?</dc:title>
    <meta:initial-creator>Peter</meta:initial-creator>
    <meta:editing-cycles>70</meta:editing-cycles>
    <meta:creation-date>2012-11-26T01:09:23</meta:creation-date>
    <dc:date>2020-12-08T14:42:39.010467179</dc:date>
    <meta:editing-duration>PT3H58M20S</meta:editing-duration>
    <meta:generator>LibreOffice/7.0.3.1$Linux_X86_64 LibreOffice_project/00$Build-1</meta:generator>
    <meta:document-statistic meta:object-count="12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